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9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4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/>
          <table:table-cell table:style-name="ce6" table:formula="of:=[.R9]" office:value-type="float" office:value="4140676.7298" calcext:value-type="float">
            <text:p>4140676.7298</text:p>
          </table:table-cell>
          <table:table-cell table:style-name="ce11" table:formula="of:=[.S9]" office:value-type="float" office:value="313870.32" calcext:value-type="float">
            <text:p>313,870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P2]*(1+[.O15])/100/60" office:value-type="float" office:value="19.72" calcext:value-type="float">
            <text:p>19.7</text:p>
          </table:table-cell>
          <table:table-cell table:style-name="ce10" table:formula="of:=1.1%*(1+[.O15])/60" office:value-type="percentage" office:value="0.00265833333333333" calcext:value-type="percentage">
            <text:p>0.27%</text:p>
          </table:table-cell>
          <table:table-cell table:style-name="ce9" table:formula="of:=[.S2]*60" office:value-type="percentage" office:value="0.1595" calcext:value-type="percentage">
            <text:p>15.9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/>
          <table:table-cell table:style-name="ce6" table:formula="of:=[.R10]" office:value-type="float" office:value="30.485" calcext:value-type="float">
            <text:p>30.485</text:p>
          </table:table-cell>
          <table:table-cell table:style-name="ce12" table:formula="of:=[.R10]" office:value-type="percentage" office:value="30.485" calcext:value-type="percentage">
            <text:p>3048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18600" calcext:value-type="float">
            <text:p>18600</text:p>
          </table:table-cell>
          <table:table-cell office:value-type="string" calcext:value-type="string">
            <text:p>mp/sec</text:p>
          </table:table-cell>
          <table:table-cell table:style-name="ce14" table:formula="of:=[.P3]*[.S3]" office:value-type="float" office:value="35.03" calcext:value-type="float">
            <text:p>35.0</text:p>
          </table:table-cell>
          <table:table-cell table:style-name="ce10" table:formula="of:=[.T3]/60" office:value-type="percentage" office:value="0.00188333333333333" calcext:value-type="percentage">
            <text:p>0.19%</text:p>
          </table:table-cell>
          <table:table-cell table:style-name="ce9" table:formula="of:=2%+([.C7]/100/100/2)" office:value-type="percentage" office:value="0.113" calcext:value-type="percentage">
            <text:p>11.3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U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R11]" office:value-type="float" office:value="18.25" calcext:value-type="float">
            <text:p>18.25</text:p>
          </table:table-cell>
          <table:table-cell table:style-name="ce12" table:formula="of:=[.R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C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P3]*[.S4]" office:value-type="float" office:value="48.701" calcext:value-type="float">
            <text:p>48.7</text:p>
          </table:table-cell>
          <table:table-cell table:style-name="ce10" table:formula="of:=[.T4]/60" office:value-type="percentage" office:value="0.00261833333333333" calcext:value-type="percentage">
            <text:p>0.26%</text:p>
          </table:table-cell>
          <table:table-cell table:style-name="ce9" table:formula="of:=1%*(1+3+3%*[.B49])+([.C7]/100/100/2)+1%" office:value-type="percentage" office:value="0.1571" calcext:value-type="percentage">
            <text:p>15.7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5" calcext:value-type="float">
            <text:p>425</text:p>
          </table:table-cell>
          <table:table-cell table:style-name="ce5" table:formula="of:=[.B5]*(1+[.X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R12]" office:value-type="float" office:value="5.85" calcext:value-type="float">
            <text:p>5.85</text:p>
          </table:table-cell>
          <table:table-cell table:style-name="ce12" table:formula="of:=[.R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85" calcext:value-type="float">
            <text:p>785</text:p>
          </table:table-cell>
          <table:table-cell table:style-name="ce5" table:formula="of:=[.B6]*(1+[.AA15])" office:value-type="float" office:value="10519" calcext:value-type="float">
            <text:p>10519.0</text:p>
          </table:table-cell>
          <table:table-cell/>
          <table:table-cell table:style-name="ce6"/>
          <table:table-cell table:style-name="ce6" table:formula="of:=[.Q16]" office:value-type="float" office:value="0" calcext:value-type="float">
            <text:p>0</text:p>
          </table:table-cell>
          <table:table-cell table:style-name="ce12" table:formula="of:=[.R15]" office:value-type="percentage" office:value="15.48" calcext:value-type="percentage">
            <text:p>15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5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30" calcext:value-type="float">
            <text:p>930</text:p>
          </table:table-cell>
          <table:table-cell table:style-name="ce5" table:formula="of:=[.B7]*2" office:value-type="float" office:value="1860" calcext:value-type="float">
            <text:p>186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5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P$2]/(1/(1+[.$L$15]))/(1/(1+[.$AS$15]))" office:value-type="float" office:value="1669964.4" calcext:value-type="float">
            <text:p>1669964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P9]+[.P10])/2" office:value-type="float" office:value="4140676.7298" calcext:value-type="float">
            <text:p>4140676.7298</text:p>
          </table:table-cell>
          <table:table-cell table:style-name="ce6" table:formula="of:=([.P11]+[.P12])/2" office:value-type="float" office:value="313870.32" calcext:value-type="float">
            <text:p>313870.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P$2]/(1/(1+[.$L$15]))/(1/(1+[.$AG$15]))/(1/(1+[.$AS$15]))" office:value-type="float" office:value="6611389.0596" calcext:value-type="float">
            <text:p>6611389.059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L15]" office:value-type="percentage" office:value="30.485" calcext:value-type="percentage">
            <text:p>3048.5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L$15]+[.$AS$15]+[.$AJ$15])" office:value-type="percentage" office:value="0.973293451554321" calcext:value-type="percentage">
            <text:p>97.3%</text:p>
          </table:table-cell>
          <table:table-cell table:formula="of:=1/(1-[.N11])" office:value-type="float" office:value="37.444" calcext:value-type="float">
            <text:p>37.444</text:p>
          </table:table-cell>
          <table:table-cell table:formula="of:=[.$P$2]/(1/(1+[.$L$15]+[.$AS$15]))" office:value-type="float" office:value="301797.6" calcext:value-type="float">
            <text:p>301797.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D15]" office:value-type="percentage" office:value="18.25" calcext:value-type="percentage">
            <text:p>1825.0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L$15]+[.$AG$15]+[.$AS$15])" office:value-type="percentage" office:value="0.974964950931304" calcext:value-type="percentage">
            <text:p>97.5%</text:p>
          </table:table-cell>
          <table:table-cell table:formula="of:=1/(1-[.N12])" office:value-type="float" office:value="39.9440000000001" calcext:value-type="float">
            <text:p>39.9440000000001</text:p>
          </table:table-cell>
          <table:table-cell table:formula="of:=[.$P$2]/(1/(1+[.$L$15]+[.$AG$15]+[.$AS$15]))" office:value-type="float" office:value="325943.04" calcext:value-type="float">
            <text:p>325943.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M15]" office:value-type="percentage" office:value="5.85" calcext:value-type="percentage">
            <text:p>585.00%</text:p>
          </table:table-cell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N11]+[.N12])/2" office:value-type="percentage" office:value="0.974129201242812" calcext:value-type="percentage">
            <text:p>97.4%</text:p>
          </table:table-cell>
          <table:table-cell table:style-name="ce14" table:formula="of:=([.O11]+[.O12])/2" office:value-type="float" office:value="38.694" calcext:value-type="float">
            <text:p>38.7</text:p>
          </table:table-cell>
          <table:table-cell/>
          <table:table-cell table:style-name="ce6" table:number-columns-repeated="2"/>
          <table:table-cell table:number-columns-repeated="15"/>
          <table:table-cell table:style-name="ce9" table:formula="of:=[.AH46]+[.AI46]*[.B46]" office:value-type="percentage" office:value="0.051" calcext:value-type="percentage">
            <text:p>5.10%</text:p>
          </table:table-cell>
          <table:table-cell table:number-columns-repeated="9"/>
          <table:table-cell table:style-name="ce9" table:formula="of:=([.AQ23]+[.AR23]*[.$B23])" office:value-type="percentage" office:value="0.55" calcext:value-type="percentage">
            <text:p>55.00%</text:p>
          </table:table-cell>
          <table:table-cell table:number-columns-repeated="98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L20:.L68])" office:value-type="percentage" office:value="30.485" calcext:value-type="percentage">
            <text:p>3048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O20:.O68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68])" office:value-type="percentage" office:value="15.48" calcext:value-type="percentage">
            <text:p>15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68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X20:.X6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A20:.AA68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D20:.AD68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68])" office:value-type="percentage" office:value="2.959" calcext:value-type="percentage">
            <text:p>29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68])" office:value-type="percentage" office:value="0.459" calcext:value-type="percentage">
            <text:p>4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68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68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68])" office:value-type="percentage" office:value="5.5" calcext:value-type="percentage">
            <text:p>550.00%</text:p>
          </table:table-cell>
          <table:table-cell table:number-columns-repeated="979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1"/>
        </table:table-row>
        <table:table-row table:style-name="ro1">
          <table:table-cell office:value-type="string" calcext:value-type="string">
            <text:p>The Azarinth Sentinel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C20]=1;[.$B$9];0%)+IF([.E20]=1;[.$B$11];0%)+IF([.D20]=1;[.$B$10];0%)" office:value-type="percentage" office:value="8" calcext:value-type="percentage">
            <text:p>800.00%</text:p>
          </table:table-cell>
          <table:table-cell table:style-name="ce9" table:formula="of:=([.J20]+[.K20]*[.$B20])" office:value-type="percentage" office:value="0.85" calcext:value-type="percentage">
            <text:p>85.00%</text:p>
          </table:table-cell>
          <table:table-cell table:style-name="ce9" table:formula="of:=[.L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J20]+[.K20]*[.$B20])*[.$G20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S20]+[.T20]*[.$B20])*[.$G20]" office:value-type="percentage" office:value="6.8" calcext:value-type="percentage">
            <text:p>680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20]+[.Z20]*[.$B20])*[.$G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20]+[.AC20]*[.$B20])*[.$G20]" office:value-type="percentage" office:value="6.8" calcext:value-type="percentage">
            <text:p>680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4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4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" table:formula="of:=1+IF([.C23]=1;[.$B$9];0%)+IF([.E23]=1;[.$B$11];0%)+IF([.D23]=1;[.$B$10];0%)" office:value-type="percentage" office:value="10" calcext:value-type="percentage">
            <text:p>1000.00%</text:p>
          </table:table-cell>
          <table:table-cell table:style-name="ce9" table:formula="of:=([.M23]+[.N23]*[.$B23])" office:value-type="percentage" office:value="1.35" calcext:value-type="percentage">
            <text:p>135.00%</text:p>
          </table:table-cell>
          <table:table-cell table:style-name="ce9" table:formula="of:=[.O23]" office:value-type="percentage" office:value="13.5" calcext:value-type="percentage">
            <text:p>135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23]+[.N23]*[.$B23])*[.$G23]" office:value-type="percentage" office:value="13.5" calcext:value-type="percentage">
            <text:p>135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E23]+[.AF23]*[.$B23])*[.$G23]" office:value-type="percentage" office:value="2.5" calcext:value-type="percentage">
            <text:p>250.00%</text:p>
          </table:table-cell>
          <table:table-cell table:style-name="ce9" table:number-columns-repeated="3"/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Q23]+[.AR23]*[.$B23])*[.$G23]" office:value-type="percentage" office:value="5.5" calcext:value-type="percentage">
            <text:p>550.00%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P24]+[.Q24]*[.$B24])" office:value-type="percentage" office:value="1.1" calcext:value-type="percentage">
            <text:p>110.00%</text:p>
          </table:table-cell>
          <table:table-cell table:style-name="ce9" table:formula="of:=[.R24]" office:value-type="percentage" office:value="8.8" calcext:value-type="percentage">
            <text:p>88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P24]+[.Q24]*[.$B24])*[.$G24]" office:value-type="percentage" office:value="8.8" calcext:value-type="percentage">
            <text:p>880.0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6"/>
        </table:table-row>
        <table:table-row table:style-name="ro1">
          <table:table-cell table:number-columns-repeated="6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Kin of 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C30]=1;[.$B$9];0%)+IF([.E30]=1;[.$B$11];0%)+IF([.D30]=1;[.$B$10];0%)" office:value-type="percentage" office:value="9" calcext:value-type="percentage">
            <text:p>900.00%</text:p>
          </table:table-cell>
          <table:table-cell table:style-name="ce9" table:formula="of:=([.J30]+[.K30]*[.$B30])" office:value-type="percentage" office:value="1.35" calcext:value-type="percentage">
            <text:p>135.00%</text:p>
          </table:table-cell>
          <table:table-cell table:style-name="ce9" table:formula="of:=[.L30]" office:value-type="percentage" office:value="12.15" calcext:value-type="percentage">
            <text:p>1215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J30]+[.K30]*[.$B30])*[.$G30]" office:value-type="percentage" office:value="12.15" calcext:value-type="percentage">
            <text:p>1215.00%</text:p>
          </table:table-cell>
          <table:table-cell table:number-columns-repeated="6"/>
          <table:table-cell table:style-name="ce9" table:number-columns-repeated="12"/>
          <table:table-cell table:number-columns-repeated="99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C31]=1;[.$B$9];0%)+IF([.E31]=1;[.$B$11];0%)+IF([.D31]=1;[.$B$10];0%)" office:value-type="percentage" office:value="8" calcext:value-type="percentage">
            <text:p>800.00%</text:p>
          </table:table-cell>
          <table:table-cell table:style-name="ce9" table:formula="of:=([.J31]+[.K31]*[.$B31])" office:value-type="percentage" office:value="0.7" calcext:value-type="percentage">
            <text:p>70.00%</text:p>
          </table:table-cell>
          <table:table-cell table:style-name="ce9" table:formula="of:=[.L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J31]+[.K31]*[.$B31])*[.$G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S31]+[.T31]*[.$B31])*[.$G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B31])*[.$G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B31])*[.$G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B31])*[.$G31]" office:value-type="percentage" office:value="5.6" calcext:value-type="percentage">
            <text:p>560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C37]=1;[.$B$9];0%)+IF([.E37]=1;[.$B$11];0%)+IF([.D37]=1;[.$B$10];0%)" office:value-type="percentage" office:value="9" calcext:value-type="percentage">
            <text:p>900.00%</text:p>
          </table:table-cell>
          <table:table-cell table:style-name="ce9" table:formula="of:=([.AN37]+[.AO37]*[.$B37])" office:value-type="percentage" office:value="0.585" calcext:value-type="percentage">
            <text:p>58.50%</text:p>
          </table:table-cell>
          <table:table-cell table:style-name="ce9" table:formula="of:=[.AP37]" office:value-type="percentage" office:value="5.265" calcext:value-type="percentage">
            <text:p>526.5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6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N37]+[.AO37]*[.$B37])*[.$G37]" office:value-type="percentage" office:value="5.265" calcext:value-type="percentage">
            <text:p>526.50%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C38]=1;[.$B$9];0%)+IF([.E38]=1;[.$B$11];0%)+IF([.D38]=1;[.$B$10];0%)" office:value-type="percentage" office:value="9" calcext:value-type="percentage">
            <text:p>900.00%</text:p>
          </table:table-cell>
          <table:table-cell table:style-name="ce9" table:formula="of:=([.AB38]+[.AC38]*[.$B38])" office:value-type="percentage" office:value="0.65" calcext:value-type="percentage">
            <text:p>65.00%</text:p>
          </table:table-cell>
          <table:table-cell table:style-name="ce9" table:formula="of:=[.AD38]" office:value-type="percentage" office:value="5.85" calcext:value-type="percentage">
            <text:p>585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8]+[.AC38]*[.$B38])*[.$G38]" office:value-type="percentage" office:value="5.85" calcext:value-type="percentage">
            <text:p>585.00%</text:p>
          </table:table-cell>
          <table:table-cell table:number-columns-repeated="6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K38]+[.AL38]*[.$B38])*[.$G38]" office:value-type="percentage" office:value="5.85" calcext:value-type="percentage">
            <text:p>585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C39]=1;[.$B$9];0%)+IF([.E39]=1;[.$B$11];0%)+IF([.D39]=1;[.$B$10];0%)" office:value-type="percentage" office:value="8" calcext:value-type="percentage">
            <text:p>800.00%</text:p>
          </table:table-cell>
          <table:table-cell table:style-name="ce9" table:formula="of:=([.P39]+[.Q39]*[.$B39])" office:value-type="percentage" office:value="0.835" calcext:value-type="percentage">
            <text:p>83.50%</text:p>
          </table:table-cell>
          <table:table-cell table:style-name="ce9" table:formula="of:=[.R39]" office:value-type="percentage" office:value="6.68" calcext:value-type="percentage">
            <text:p>668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P39]+[.Q39]*[.$B39])*[.$G39]" office:value-type="percentage" office:value="6.68" calcext:value-type="percentage">
            <text:p>668.00%</text:p>
          </table:table-cell>
          <table:table-cell table:style-name="ce9" table:number-columns-repeated="12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table:number-columns-repeated="6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The Faen Valkyrie</text:p>
          </table:table-cell>
          <table:table-cell table:number-columns-repeated="5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Flare of Cre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9" table:formula="of:=1+IF([.C43]=1;[.$B$9];0%)+IF([.E43]=1;[.$B$11];0%)+IF([.D43]=1;[.$B$10];0%)" office:value-type="percentage" office:value="8" calcext:value-type="percentage">
            <text:p>800.00%</text:p>
          </table:table-cell>
          <table:table-cell table:style-name="ce9" table:formula="of:=([.J43]+[.K43]*[.$B43])" office:value-type="percentage" office:value="0.255" calcext:value-type="percentage">
            <text:p>25.50%</text:p>
          </table:table-cell>
          <table:table-cell table:style-name="ce9" table:formula="of:=[.L43]" office:value-type="percentage" office:value="2.04" calcext:value-type="percentage">
            <text:p>20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J43]+[.K43]*[.$B43])*[.$G43]" office:value-type="percentage" office:value="2.04" calcext:value-type="percentage">
            <text:p>20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Space Shif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Body of the Valkyr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1+IF([.C46]=1;[.$B$9];0%)+IF([.E46]=1;[.$B$11];0%)+IF([.D46]=1;[.$B$10];0%)+IF([.F46]=1;[.$B$12];0%)" office:value-type="percentage" office:value="9" calcext:value-type="percentage">
            <text:p>900.00%</text:p>
          </table:table-cell>
          <table:table-cell table:style-name="ce9" table:formula="of:=([.J46]+[.K46]*[.$B46])" office:value-type="percentage" office:value="0.155" calcext:value-type="percentage">
            <text:p>15.50%</text:p>
          </table:table-cell>
          <table:table-cell table:style-name="ce9" table:formula="of:=[.L46]" office:value-type="percentage" office:value="1.395" calcext:value-type="percentage">
            <text:p>139.5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J46]+[.K46]*[.$B46])*[.$G46]" office:value-type="percentage" office:value="1.395" calcext:value-type="percentage">
            <text:p>139.50%</text:p>
          </table:table-cell>
          <table:table-cell table:number-columns-repeated="3"/>
          <table:table-cell table:style-name="ce9" table:number-columns-repeated="15"/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E46]+[.AF46]*[.$B46])*[.$G46]" office:value-type="percentage" office:value="0.459" calcext:value-type="percentage">
            <text:p>45.9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H46]+[.AI46]*[.$B46])*[.$G46]" office:value-type="percentage" office:value="0.459" calcext:value-type="percentage">
            <text:p>45.90%</text:p>
          </table:table-cell>
          <table:table-cell table:style-name="ce9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Lull of Batt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9" table:formula="of:=300%+[.B49]*3%" office:value-type="percentage" office:value="4.41" calcext:value-type="percentage">
            <text:p>441.00%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B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B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C55];[.D55];[.E55];[.F55])" office:value-type="string" office:string-value="Str: 515 [6,901.0]" calcext:value-type="string">
            <text:p>Str: 515 [6,901.0]</text:p>
          </table:table-cell>
          <table:table-cell/>
          <table:table-cell table:formula="of:=[.B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C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Dex: &quot;; [.C56]; [.D56];[.E56];[.F56])" office:value-type="string" office:string-value="Dex: 425 [2,805.0]" calcext:value-type="string">
            <text:p>Dex: 425 [2,805.0]</text:p>
          </table:table-cell>
          <table:table-cell/>
          <table:table-cell table:formula="of:=[.B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C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Int: &quot;; [.C57]; [.D57]; [.E57]; [.F57])" office:value-type="string" office:string-value="Int: 785 [10,519.0]" calcext:value-type="string">
            <text:p>Int: 785 [10,519.0]</text:p>
          </table:table-cell>
          <table:table-cell/>
          <table:table-cell table:formula="of:=[.B6]" office:value-type="float" office:value="785" calcext:value-type="float">
            <text:p>785</text:p>
          </table:table-cell>
          <table:table-cell office:value-type="string" calcext:value-type="string">
            <text:p><text:s/>[</text:p>
          </table:table-cell>
          <table:table-cell table:style-name="ce14" table:formula="of:=TEXT([.C6];&quot;#,##0.0&quot;)" office:value-type="string" office:string-value="10,519.0" calcext:value-type="string">
            <text:p>10,519.0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Wis: &quot;; [.B7])" office:value-type="string" office:string-value="Wis: 930" calcext:value-type="string">
            <text:p>Wis: 9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G3]*100;&quot;#,##0.0&quot;); &quot;%&quot;)" office:value-type="string" office:string-value="Resilience: 3,048.5%" calcext:value-type="string">
            <text:p>Resilience: 3,048.5%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table:formula="of:=COM.MICROSOFT.CONCAT(&quot;Speed+:     &quot;;TEXT([.G4]*100;&quot;#,##0.0&quot;); &quot;%&quot;)" office:value-type="string" office:string-value="Speed+:     1,825.0%" calcext:value-type="string">
            <text:p>Speed+: <text:s text:c="4"/>1,825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Reflexes+:    &quot;;TEXT([.G5]*100;&quot;#,##0.0&quot;); &quot;%&quot;)" office:value-type="string" office:string-value="Reflexes+:    585.0%" calcext:value-type="string">
            <text:p>Reflexes+: <text:s text:c="3"/>585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Damage+:    &quot;;TEXT([.G6]*100;&quot;#,##0.0&quot;); &quot;%&quot;)" office:value-type="string" office:string-value="Damage+:    1,548.0%" calcext:value-type="string">
            <text:p>Damage+: <text:s text:c="3"/>1,548.0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P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P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P3];&quot;#,##0&quot;))" office:value-type="string" office:string-value="Mana    : 18,600" calcext:value-type="string">
            <text:p>Mana <text:s text:c="3"/>: 18,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S2]*100;&quot;#,##0.00&quot;); &quot;% [&quot;; TEXT([.R2];&quot;#,##0.0&quot;); &quot;]&quot;)" office:value-type="string" office:string-value="hp/sec:  0.27% [19.7]" calcext:value-type="string">
            <text:p>hp/sec: <text:s/>0.27% [19.7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S3]*100;&quot;#,##0.00&quot;); &quot;% [&quot;; TEXT([.R3];&quot;#,##0.0&quot;); &quot;]&quot;)" office:value-type="string" office:string-value="mp/sec:  0.19% [35.0]" calcext:value-type="string">
            <text:p>mp/sec: <text:s/>0.19% [35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S4]*100;&quot;#,##0.00&quot;); &quot;% [&quot;; TEXT([.R4];&quot;#,##0.0&quot;); &quot;]&quot;)" office:value-type="string" office:string-value="w/Med:   0.26% [48.7]" calcext:value-type="string">
            <text:p>w/Med: <text:s text:c="2"/>0.26% [48.7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N13]*100;&quot;#,##0.0&quot;); &quot;% [hp x &quot;;TEXT([.O13];&quot;#,##0.0&quot;); &quot;]&quot;)" office:value-type="string" office:string-value="Mitigation:  97.4% [hp x 38.7]" calcext:value-type="string">
            <text:p>Mitigation: <text:s/>97.4% [hp x 38.7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G2];&quot;#,##0.0&quot;))" office:value-type="string" office:string-value="Additive EH: 313,870.3" calcext:value-type="string">
            <text:p>Additive EH: 313,870.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23"/>
        </table:table-row>
        <table:table-row table:style-name="ro1">
          <table:table-cell table:formula="of:=COM.MICROSOFT.CONCAT([.E78]; &quot;-&quot;; [.G78]; [.H78]; [.A18]; [.I78]; [.J78]; [.K78]; [.L78];[.M78];[.N78];[.O78] )" office:value-type="string" office:string-value="3-24 Absolute Destruction" calcext:value-type="string">
            <text:p>3-24 Absolute Destruction</text:p>
          </table:table-cell>
          <table:table-cell table:number-columns-repeated="3"/>
          <table:table-cell table:formula="of:=IF([.B18]&gt;40; 3; IF([.B18]&gt;20; 2; 1))" office:value-type="float" office:value="3" calcext:value-type="float">
            <text:p>3</text:p>
          </table:table-cell>
          <table:table-cell/>
          <table:table-cell table:formula="of:=IF([.E78]=3;[.B18]-40;IF([.E78]=2;[.B18]-20;[.B18]))" office:value-type="float" office:value="24" calcext:value-type="float">
            <text:p>24</text:p>
          </table:table-cell>
          <table:table-cell table:formula="of:=IF([.G78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79]; &quot;-&quot;; [.G79]; [.H79]; [.A19]; [.I79]; [.J79]; [.K79]; [.L79];[.M79];[.N79];[.O79] )" office:value-type="string" office:string-value="3-30 Sentinel Reconstruction" calcext:value-type="string">
            <text:p>3-30 Sentinel Reconstruction</text:p>
          </table:table-cell>
          <table:table-cell table:number-columns-repeated="3"/>
          <table:table-cell table:formula="of:=IF([.B19]&gt;40; 3; IF([.B19]&gt;20; 2; 1))" office:value-type="float" office:value="3" calcext:value-type="float">
            <text:p>3</text:p>
          </table:table-cell>
          <table:table-cell/>
          <table:table-cell table:formula="of:=IF([.E79]=3;[.B19]-40;IF([.E79]=2;[.B19]-20;[.B19]))" office:value-type="float" office:value="30" calcext:value-type="float">
            <text:p>30</text:p>
          </table:table-cell>
          <table:table-cell table:formula="of:=IF([.G79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80]; &quot;-&quot;; [.G80]; [.H80]; [.A20]; [.I80]; [.J80]; [.K80]; [.L80];[.M80];[.N80];[.O80] )" office:value-type="string" office:string-value="3-30 Azarinth Awakening      [85.0% x 8 = 680.0% Resilience, Speed, Intelligence and Strength]" calcext:value-type="string">
            <text:p>3-30 Azarinth Awakening <text:s text:c="5"/>[85.0% x 8 = 680.0% Resilience, Speed, Intelligence and Strength]</text:p>
          </table:table-cell>
          <table:table-cell table:style-name="ce8"/>
          <table:table-cell table:number-columns-repeated="2"/>
          <table:table-cell table:formula="of:=IF([.B20]&gt;40; 3; IF([.B20]&gt;20; 2; 1))" office:value-type="float" office:value="3" calcext:value-type="float">
            <text:p>3</text:p>
          </table:table-cell>
          <table:table-cell/>
          <table:table-cell table:formula="of:=IF([.E80]=3;[.B20]-40;IF([.E80]=2;[.B20]-20;[.B20]))" office:value-type="float" office:value="30" calcext:value-type="float">
            <text:p>30</text:p>
          </table:table-cell>
          <table:table-cell table:formula="of:=IF([.G8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6"/>[</text:p>
          </table:table-cell>
          <table:table-cell table:formula="of:=COM.MICROSOFT.CONCAT(TEXT([.H20];&quot;#,##0.0%&quot;); &quot; x &quot;; [.G20]; &quot; = &quot;; TEXT([.I20];&quot;#,##0.0%&quot;))" office:value-type="string" office:string-value="85.0% x 8 = 680.0%" calcext:value-type="string">
            <text:p>85.0% x 8 =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3"/>
        </table:table-row>
        <table:table-row table:style-name="ro1">
          <table:table-cell table:formula="of:=COM.MICROSOFT.CONCAT([.E81]; &quot;-&quot;; [.G81]; [.H81]; [.A21]; [.I81]; [.J81]; [.K81]; [.L81];[.M81];[.N81];[.O81] )" office:value-type="string" office:string-value="3-27 Blink" calcext:value-type="string">
            <text:p>3-27 Blink</text:p>
          </table:table-cell>
          <table:table-cell table:number-columns-repeated="3"/>
          <table:table-cell table:formula="of:=IF([.B21]&gt;40; 3; IF([.B21]&gt;20; 2; 1))" office:value-type="float" office:value="3" calcext:value-type="float">
            <text:p>3</text:p>
          </table:table-cell>
          <table:table-cell/>
          <table:table-cell table:formula="of:=IF([.E81]=3;[.B21]-40;IF([.E81]=2;[.B21]-20;[.B21]))" office:value-type="float" office:value="27" calcext:value-type="float">
            <text:p>27</text:p>
          </table:table-cell>
          <table:table-cell table:formula="of:=IF([.G81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82]; &quot;-&quot;; [.G82]; [.H82]; [.A22]; [.I82]; [.J82]; [.K82]; [.L82];[.M82];[.N82];[.O82] )" office:value-type="string" office:string-value="3-25 Sentinel Sphere" calcext:value-type="string">
            <text:p>3-25 Sentinel Sphere</text:p>
          </table:table-cell>
          <table:table-cell table:number-columns-repeated="3"/>
          <table:table-cell table:formula="of:=IF([.B22]&gt;40; 3; IF([.B22]&gt;20; 2; 1))" office:value-type="float" office:value="3" calcext:value-type="float">
            <text:p>3</text:p>
          </table:table-cell>
          <table:table-cell/>
          <table:table-cell table:formula="of:=IF([.E82]=3;[.B22]-40;IF([.E82]=2;[.B22]-20;[.B22]))" office:value-type="float" office:value="25" calcext:value-type="float">
            <text:p>25</text:p>
          </table:table-cell>
          <table:table-cell table:formula="of:=IF([.G82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83]; &quot;-&quot;; [.G83]; [.H83]; [.A23]; [.I83]; [.J83]; [.K83]; [.L83];[.M83];[.N83];[.O83] )" office:value-type="string" office:string-value="3-30 Sentinel Core           [55.0% x 10 = 550.0% Durability, 135.0% x 10 = 1,350.0% Health Regen, 25.0% x 10 = 250.0% Magic Resistance]" calcext:value-type="string">
            <text:p>3-30 Sentinel Core <text:s text:c="10"/>[55.0% x 10 = 550.0% Durability, 135.0% x 10 = 1,350.0% Health Regen, 25.0% x 10 = 250.0% Magic Resistance]</text:p>
          </table:table-cell>
          <table:table-cell table:number-columns-repeated="3"/>
          <table:table-cell table:formula="of:=IF([.B23]&gt;40; 3; IF([.B23]&gt;20; 2; 1))" office:value-type="float" office:value="3" calcext:value-type="float">
            <text:p>3</text:p>
          </table:table-cell>
          <table:table-cell/>
          <table:table-cell table:formula="of:=IF([.E83]=3;[.B23]-40;IF([.E83]=2;[.B23]-20;[.B23]))" office:value-type="float" office:value="30" calcext:value-type="float">
            <text:p>30</text:p>
          </table:table-cell>
          <table:table-cell table:formula="of:=IF([.G83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AR13];&quot;#,##0.0%&quot;); &quot; x &quot;; [.G23]; &quot; = &quot;; TEXT([.AS23];&quot;#,##0.0%&quot;))" office:value-type="string" office:string-value="55.0% x 10 = 550.0%" calcext:value-type="string">
            <text:p>55.0% x 10 =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H23];&quot;#,##0.0%&quot;); &quot; x &quot;; [.G23]; &quot; = &quot;; TEXT([.I23];&quot;#,##0.0%&quot;))" office:value-type="string" office:string-value="135.0% x 10 = 1,350.0%" calcext:value-type="string">
            <text:p>135.0% x 10 =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E23];&quot;#,##0.0%&quot;); &quot; x &quot;; [.G23]; &quot; = &quot;; TEXT([.AG23];&quot;#,##0.0%&quot;))" office:value-type="string" office:string-value="25.0% x 10 = 250.0%" calcext:value-type="string">
            <text:p>25.0% x 10 = 250.0%</text:p>
          </table:table-cell>
          <table:table-cell office:value-type="string" calcext:value-type="string">
            <text:p><text:s/>Magic Resistance]</text:p>
          </table:table-cell>
          <table:table-cell table:number-columns-repeated="1009"/>
        </table:table-row>
        <table:table-row table:style-name="ro1">
          <table:table-cell table:formula="of:=COM.MICROSOFT.CONCAT([.E84]; &quot;-&quot;; [.G84]; [.H84]; [.A24]; [.I84]; [.J84]; [.K84]; [.L84];[.M84];[.N84];[.O84] )" office:value-type="string" office:string-value="3-30 Azarinth Fighting       [110.0% x 8 = 880.0% Damage, 10.0% x 8 = 80.0% Reaction Time]" calcext:value-type="string">
            <text:p>3-30 Azarinth Fighting <text:s text:c="6"/>[110.0% x 8 = 880.0% Damage, 10.0% x 8 = 80.0% Reaction Time]</text:p>
          </table:table-cell>
          <table:table-cell table:number-columns-repeated="3"/>
          <table:table-cell table:formula="of:=IF([.B24]&gt;40; 3; IF([.B24]&gt;20; 2; 1))" office:value-type="float" office:value="3" calcext:value-type="float">
            <text:p>3</text:p>
          </table:table-cell>
          <table:table-cell/>
          <table:table-cell table:formula="of:=IF([.E84]=3;[.B24]-40;IF([.E84]=2;[.B24]-20;[.B24]))" office:value-type="float" office:value="30" calcext:value-type="float">
            <text:p>30</text:p>
          </table:table-cell>
          <table:table-cell table:formula="of:=IF([.G84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H24];&quot;#,##0.0%&quot;); &quot; x &quot;; [.G24]; &quot; = &quot;; TEXT([.I24];&quot;#,##0.0%&quot;))" office:value-type="string" office:string-value="110.0% x 8 = 880.0%" calcext:value-type="string">
            <text:p>110.0% x 8 =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&quot; x &quot;; [.G24]; &quot; = &quot;; TEXT(10%*[.G24];&quot;#,##0.0%&quot;))" office:value-type="string" office:string-value="10.0% x 8 = 80.0%" calcext:value-type="string">
            <text:p>10.0% x 8 = 80.0%</text:p>
          </table:table-cell>
          <table:table-cell office:value-type="string" calcext:value-type="string">
            <text:p><text:s/>Reaction Time]</text:p>
          </table:table-cell>
          <table:table-cell table:number-columns-repeated="1011"/>
        </table:table-row>
        <table:table-row table:style-name="ro1">
          <table:table-cell table:formula="of:=COM.MICROSOFT.CONCAT([.E85]; &quot;-&quot;; [.G85]; [.H85]; [.A25]; [.I85]; [.J85]; [.K85]; [.L85];[.M85];[.N85];[.O85] )" office:value-type="string" office:string-value="3-8  Sentinel Huntress" calcext:value-type="string">
            <text:p>3-8 <text:s/>Sentinel Huntress</text:p>
          </table:table-cell>
          <table:table-cell table:number-columns-repeated="3"/>
          <table:table-cell table:formula="of:=IF([.B25]&gt;40; 3; IF([.B25]&gt;20; 2; 1))" office:value-type="float" office:value="3" calcext:value-type="float">
            <text:p>3</text:p>
          </table:table-cell>
          <table:table-cell/>
          <table:table-cell table:formula="of:=IF([.E85]=3;[.B25]-40;IF([.E85]=2;[.B25]-20;[.B25]))" office:value-type="float" office:value="8" calcext:value-type="float">
            <text:p>8</text:p>
          </table:table-cell>
          <table:table-cell table:formula="of:=IF([.G85]&lt;10; &quot;  &quot;; &quot; &quot;)" office:value-type="string" office:string-value="  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table:formula="of:=COM.MICROSOFT.CONCAT([.E86]; &quot;-&quot;; [.G86]; [.H86]; [.A26]; [.I86]; [.J86]; [.K86]; [.L86];[.M86];[.N86];[.O86] )" office:value-type="string" office:string-value="3-23 Azarinth Perception" calcext:value-type="string">
            <text:p>3-23 Azarinth Perception</text:p>
          </table:table-cell>
          <table:table-cell table:number-columns-repeated="3"/>
          <table:table-cell table:formula="of:=IF([.B26]&gt;40; 3; IF([.B26]&gt;20; 2; 1))" office:value-type="float" office:value="3" calcext:value-type="float">
            <text:p>3</text:p>
          </table:table-cell>
          <table:table-cell/>
          <table:table-cell table:formula="of:=IF([.E86]=3;[.B26]-40;IF([.E86]=2;[.B26]-20;[.B26]))" office:value-type="float" office:value="23" calcext:value-type="float">
            <text:p>23</text:p>
          </table:table-cell>
          <table:table-cell table:formula="of:=IF([.G86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87]; &quot;-&quot;; [.G87]; [.H87]; [.A27]; [.I87]; [.J87]; [.K87]; [.L87];[.M87];[.N87];[.O87] )" office:value-type="string" office:string-value="3-20 Azarinth Reversal       [101% to Deconstruction/Reconstruction]" calcext:value-type="string">
            <text:p>3-20 Azarinth Reversal <text:s text:c="6"/>[101% to Deconstruction/Reconstruction]</text:p>
          </table:table-cell>
          <table:table-cell table:number-columns-repeated="3"/>
          <table:table-cell table:formula="of:=IF([.B27]&gt;40; 3; IF([.B27]&gt;20; 2; 1))" office:value-type="float" office:value="3" calcext:value-type="float">
            <text:p>3</text:p>
          </table:table-cell>
          <table:table-cell/>
          <table:table-cell table:formula="of:=IF([.E87]=3;[.B27]-40;IF([.E87]=2;[.B27]-20;[.B27]))" office:value-type="float" office:value="20" calcext:value-type="float">
            <text:p>20</text:p>
          </table:table-cell>
          <table:table-cell table:formula="of:=IF([.G87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TEXT(MIN([.B2:.B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 table:number-columns-repeated="1023"/>
        </table:table-row>
        <table:table-row table:style-name="ro1">
          <table:table-cell table:formula="of:=COM.MICROSOFT.CONCAT([.E90]; &quot;-&quot;; [.G90]; [.H90]; [.A30]; [.I90]; [.J90]; [.K90]; [.L90];[.M90];[.N90];[.O90] )" office:value-type="string" office:string-value="3-30 Armor of Ash            [135.0% x 9 = 1,215.0% Resilience]" calcext:value-type="string">
            <text:p>3-30 Armor of Ash <text:s text:c="11"/>[135.0% x 9 = 1,215.0% Resilience]</text:p>
          </table:table-cell>
          <table:table-cell table:number-columns-repeated="3"/>
          <table:table-cell table:formula="of:=IF([.B30]&gt;40; 3; IF([.B30]&gt;20; 2; 1))" office:value-type="float" office:value="3" calcext:value-type="float">
            <text:p>3</text:p>
          </table:table-cell>
          <table:table-cell/>
          <table:table-cell table:formula="of:=IF([.E90]=3;[.B30]-40;IF([.E90]=2;[.B30]-20;[.B30]))" office:value-type="float" office:value="30" calcext:value-type="float">
            <text:p>30</text:p>
          </table:table-cell>
          <table:table-cell table:formula="of:=IF([.G9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2"/>[</text:p>
          </table:table-cell>
          <table:table-cell table:formula="of:=COM.MICROSOFT.CONCAT(TEXT([.H30];&quot;#,##0.0%&quot;); &quot; x &quot;; [.G30]; &quot; = &quot;; TEXT([.I30];&quot;#,##0.0%&quot;))" office:value-type="string" office:string-value="135.0% x 9 = 1,215.0%" calcext:value-type="string">
            <text:p>135.0% x 9 = 1,215.0%</text:p>
          </table:table-cell>
          <table:table-cell office:value-type="string" calcext:value-type="string">
            <text:p><text:s/>Resilience]</text:p>
          </table:table-cell>
          <table:table-cell table:number-columns-repeated="1013"/>
        </table:table-row>
        <table:table-row table:style-name="ro1">
          <table:table-cell table:formula="of:=COM.MICROSOFT.CONCAT([.E91]; &quot;-&quot;; [.G91]; [.H91]; [.A31]; [.I91]; [.J91]; [.K91]; [.L91];[.M91];[.N91];[.O91] )" office:value-type="string" office:string-value="3-30 Aspect of Ash           [70.0% x 8 = 560.0% Resilience, Speed, Strength, Intelligence and Dexterity]" calcext:value-type="string">
            <text:p>3-30 Aspect of Ash <text:s text:c="10"/>[70.0% x 8 = 560.0% Resilience, Speed, Strength, Intelligence and Dexterity]</text:p>
          </table:table-cell>
          <table:table-cell table:number-columns-repeated="3"/>
          <table:table-cell table:formula="of:=IF([.B31]&gt;40; 3; IF([.B31]&gt;20; 2; 1))" office:value-type="float" office:value="3" calcext:value-type="float">
            <text:p>3</text:p>
          </table:table-cell>
          <table:table-cell/>
          <table:table-cell table:formula="of:=IF([.E91]=3;[.B31]-40;IF([.E91]=2;[.B31]-20;[.B31]))" office:value-type="float" office:value="30" calcext:value-type="float">
            <text:p>30</text:p>
          </table:table-cell>
          <table:table-cell table:formula="of:=IF([.G9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H31];&quot;#,##0.0%&quot;); &quot; x &quot;; [.G31]; &quot; = &quot;; TEXT([.I31];&quot;#,##0.0%&quot;))" office:value-type="string" office:string-value="70.0% x 8 = 560.0%" calcext:value-type="string">
            <text:p>70.0% x 8 =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3"/>
        </table:table-row>
        <table:table-row table:style-name="ro1">
          <table:table-cell table:formula="of:=COM.MICROSOFT.CONCAT([.E92]; &quot;-&quot;; [.G92]; [.H92]; [.A32]; [.I92]; [.J92]; [.K92]; [.L92];[.M92];[.N92];[.O92] )" office:value-type="string" office:string-value="3-30 True Ash Creation" calcext:value-type="string">
            <text:p>3-30 True Ash Creation</text:p>
          </table:table-cell>
          <table:table-cell table:number-columns-repeated="3"/>
          <table:table-cell table:formula="of:=IF([.B32]&gt;40; 3; IF([.B32]&gt;20; 2; 1))" office:value-type="float" office:value="3" calcext:value-type="float">
            <text:p>3</text:p>
          </table:table-cell>
          <table:table-cell/>
          <table:table-cell table:formula="of:=IF([.E92]=3;[.B32]-40;IF([.E92]=2;[.B32]-20;[.B32]))" office:value-type="float" office:value="30" calcext:value-type="float">
            <text:p>30</text:p>
          </table:table-cell>
          <table:table-cell table:formula="of:=IF([.G92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93]; &quot;-&quot;; [.G93]; [.H93]; [.A33]; [.I93]; [.J93]; [.K93]; [.L93];[.M93];[.N93];[.O93] )" office:value-type="string" office:string-value="3-20 Heart of Cinder" calcext:value-type="string">
            <text:p>3-20 Heart of Cinder</text:p>
          </table:table-cell>
          <table:table-cell table:number-columns-repeated="3"/>
          <table:table-cell table:formula="of:=IF([.B33]&gt;40; 3; IF([.B33]&gt;20; 2; 1))" office:value-type="float" office:value="3" calcext:value-type="float">
            <text:p>3</text:p>
          </table:table-cell>
          <table:table-cell/>
          <table:table-cell table:formula="of:=IF([.E93]=3;[.B33]-40;IF([.E93]=2;[.B33]-20;[.B33]))" office:value-type="float" office:value="20" calcext:value-type="float">
            <text:p>20</text:p>
          </table:table-cell>
          <table:table-cell table:formula="of:=IF([.G93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94]; &quot;-&quot;; [.G94]; [.H94]; [.A34]; [.I94]; [.J94]; [.K94]; [.L94];[.M94];[.N94];[.O94] )" office:value-type="string" office:string-value="3-18 Storm of Cinders" calcext:value-type="string">
            <text:p>3-18 Storm of Cinders</text:p>
          </table:table-cell>
          <table:table-cell table:number-columns-repeated="3"/>
          <table:table-cell table:formula="of:=IF([.B34]&gt;40; 3; IF([.B34]&gt;20; 2; 1))" office:value-type="float" office:value="3" calcext:value-type="float">
            <text:p>3</text:p>
          </table:table-cell>
          <table:table-cell/>
          <table:table-cell table:formula="of:=IF([.E94]=3;[.B34]-40;IF([.E94]=2;[.B34]-20;[.B34]))" office:value-type="float" office:value="18" calcext:value-type="float">
            <text:p>18</text:p>
          </table:table-cell>
          <table:table-cell table:formula="of:=IF([.G94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95]; &quot;-&quot;; [.G95]; [.H95]; [.A35]; [.I95]; [.J95]; [.K95]; [.L95];[.M95];[.N95];[.O95] )" office:value-type="string" office:string-value="3-27 Ash and Ember Unity" calcext:value-type="string">
            <text:p>3-27 Ash and Ember Unity</text:p>
          </table:table-cell>
          <table:table-cell table:number-columns-repeated="3"/>
          <table:table-cell table:formula="of:=IF([.B35]&gt;40; 3; IF([.B35]&gt;20; 2; 1))" office:value-type="float" office:value="3" calcext:value-type="float">
            <text:p>3</text:p>
          </table:table-cell>
          <table:table-cell/>
          <table:table-cell table:formula="of:=IF([.E95]=3;[.B35]-40;IF([.E95]=2;[.B35]-20;[.B35]))" office:value-type="float" office:value="27" calcext:value-type="float">
            <text:p>27</text:p>
          </table:table-cell>
          <table:table-cell table:formula="of:=IF([.G95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96]; &quot;-&quot;; [.G96]; [.H96]; [.A36]; [.I96]; [.J96]; [.K96]; [.L96];[.M96];[.N96];[.O96] )" office:value-type="string" office:string-value="3-24 Ashen Wings" calcext:value-type="string">
            <text:p>3-24 Ashen Wings</text:p>
          </table:table-cell>
          <table:table-cell table:number-columns-repeated="3"/>
          <table:table-cell table:formula="of:=IF([.B36]&gt;40; 3; IF([.B36]&gt;20; 2; 1))" office:value-type="float" office:value="3" calcext:value-type="float">
            <text:p>3</text:p>
          </table:table-cell>
          <table:table-cell/>
          <table:table-cell table:formula="of:=IF([.E96]=3;[.B36]-40;IF([.E96]=2;[.B36]-20;[.B36]))" office:value-type="float" office:value="24" calcext:value-type="float">
            <text:p>24</text:p>
          </table:table-cell>
          <table:table-cell table:formula="of:=IF([.G96]&lt;10; &quot;  &quot;; &quot; &quot;)" office:value-type="string" office:string-value=" " calcext:value-type="string">
            <text:p><text:s/></text:p>
          </table:table-cell>
          <table:table-cell table:number-columns-repeated="1016"/>
        </table:table-row>
        <table:table-row table:style-name="ro1">
          <table:table-cell table:formula="of:=COM.MICROSOFT.CONCAT([.E97]; &quot;-&quot;; [.G97]; [.H97]; [.A37]; [.I97]; [.J97]; [.K97]; [.L97];[.M97];[.N97];[.O97] )" office:value-type="string" office:string-value="3-17 Eyes of Ash             [58.5% x 9 = 526.5% Perception]" calcext:value-type="string">
            <text:p>3-17 Eyes of Ash <text:s text:c="12"/>[58.5% x 9 = 526.5% Perception]</text:p>
          </table:table-cell>
          <table:table-cell table:number-columns-repeated="3"/>
          <table:table-cell table:formula="of:=IF([.B37]&gt;40; 3; IF([.B37]&gt;20; 2; 1))" office:value-type="float" office:value="3" calcext:value-type="float">
            <text:p>3</text:p>
          </table:table-cell>
          <table:table-cell/>
          <table:table-cell table:formula="of:=IF([.E97]=3;[.B37]-40;IF([.E97]=2;[.B37]-20;[.B37]))" office:value-type="float" office:value="17" calcext:value-type="float">
            <text:p>17</text:p>
          </table:table-cell>
          <table:table-cell table:formula="of:=IF([.G97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3"/>[</text:p>
          </table:table-cell>
          <table:table-cell table:formula="of:=COM.MICROSOFT.CONCAT(TEXT([.H37];&quot;#,##0.0%&quot;); &quot; x &quot;; [.G37]; &quot; = &quot;; TEXT([.I37];&quot;#,##0.0%&quot;))" office:value-type="string" office:string-value="58.5% x 9 = 526.5%" calcext:value-type="string">
            <text:p>58.5% x 9 = 526.5%</text:p>
          </table:table-cell>
          <table:table-cell office:value-type="string" calcext:value-type="string">
            <text:p><text:s/>Perception]</text:p>
          </table:table-cell>
          <table:table-cell table:number-columns-repeated="1013"/>
        </table:table-row>
        <table:table-row table:style-name="ro1">
          <table:table-cell table:formula="of:=COM.MICROSOFT.CONCAT([.E98]; &quot;-&quot;; [.G98]; [.H98]; [.A38]; [.I98]; [.J98]; [.K98]; [.L98];[.M98];[.N98];[.O98] )" office:value-type="string" office:string-value="3-30 Avatar of Ash           [65.0% x 9 = 585.0% Reflexes and Speed]" calcext:value-type="string">
            <text:p>3-30 Avatar of Ash <text:s text:c="10"/>[65.0% x 9 = 585.0% Reflexes and Speed]</text:p>
          </table:table-cell>
          <table:table-cell table:number-columns-repeated="3"/>
          <table:table-cell table:formula="of:=IF([.B38]&gt;40; 3; IF([.B38]&gt;20; 2; 1))" office:value-type="float" office:value="3" calcext:value-type="float">
            <text:p>3</text:p>
          </table:table-cell>
          <table:table-cell/>
          <table:table-cell table:formula="of:=IF([.E98]=3;[.B38]-40;IF([.E98]=2;[.B38]-20;[.B38]))" office:value-type="float" office:value="30" calcext:value-type="float">
            <text:p>30</text:p>
          </table:table-cell>
          <table:table-cell table:formula="of:=IF([.G98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H38];&quot;#,##0.0%&quot;); &quot; x &quot;; [.G38]; &quot; = &quot;; TEXT([.I38];&quot;#,##0.0%&quot;))" office:value-type="string" office:string-value="65.0% x 9 = 585.0%" calcext:value-type="string">
            <text:p>65.0% x 9 =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3"/>
        </table:table-row>
        <table:table-row table:style-name="ro1">
          <table:table-cell table:formula="of:=COM.MICROSOFT.CONCAT([.E99]; &quot;-&quot;; [.G99]; [.H99]; [.A39]; [.I99]; [.J99]; [.K99]; [.L99];[.M99];[.N99];[.O99] )" office:value-type="string" office:string-value="3-27 Keeper of Ash           [83.5% x 8 = 668.0% Damage]" calcext:value-type="string">
            <text:p>3-27 Keeper of Ash <text:s text:c="10"/>[83.5% x 8 = 668.0% Damage]</text:p>
          </table:table-cell>
          <table:table-cell table:number-columns-repeated="3"/>
          <table:table-cell table:formula="of:=IF([.B39]&gt;40; 3; IF([.B39]&gt;20; 2; 1))" office:value-type="float" office:value="3" calcext:value-type="float">
            <text:p>3</text:p>
          </table:table-cell>
          <table:table-cell/>
          <table:table-cell table:formula="of:=IF([.E99]=3;[.B39]-40;IF([.E99]=2;[.B39]-20;[.B39]))" office:value-type="float" office:value="27" calcext:value-type="float">
            <text:p>27</text:p>
          </table:table-cell>
          <table:table-cell table:formula="of:=IF([.G99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H39];&quot;#,##0.0%&quot;); &quot; x &quot;; [.G39]; &quot; = &quot;; TEXT([.I39];&quot;#,##0.0%&quot;))" office:value-type="string" office:string-value="83.5% x 8 = 668.0%" calcext:value-type="string">
            <text:p>83.5% x 8 = 668.0%</text:p>
          </table:table-cell>
          <table:table-cell office:value-type="string" calcext:value-type="string">
            <text:p><text:s/>Damage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1023"/>
        </table:table-row>
        <table:table-row table:style-name="ro1">
          <table:table-cell table:formula="of:=COM.MICROSOFT.CONCAT([.E102]; &quot;-&quot;; [.G102]; [.H102]; [.A42]; [.I102]; [.J102]; [.K102]; [.L102];[.M102];[.N102];[.O102] )" office:value-type="string" office:string-value="1-1  Force" calcext:value-type="string">
            <text:p>1-1 <text:s/>Force</text:p>
          </table:table-cell>
          <table:table-cell table:number-columns-repeated="3"/>
          <table:table-cell table:formula="of:=IF([.B42]&gt;40; 3; IF([.B42]&gt;20; 2; 1))" office:value-type="float" office:value="1" calcext:value-type="float">
            <text:p>1</text:p>
          </table:table-cell>
          <table:table-cell/>
          <table:table-cell table:formula="of:=IF([.E102]=3;[.B42]-40;IF([.E102]=2;[.B42]-20;[.B42]))" office:value-type="float" office:value="1" calcext:value-type="float">
            <text:p>1</text:p>
          </table:table-cell>
          <table:table-cell table:formula="of:=IF([.G102]&lt;10; &quot;  &quot;; &quot; &quot;)" office:value-type="string" office:string-value="  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table:formula="of:=COM.MICROSOFT.CONCAT([.E103]; &quot;-&quot;; [.G103]; [.H103]; [.A43]; [.I103]; [.J103]; [.K103]; [.L103];[.M103];[.N103];[.O103] )" office:value-type="string" office:string-value="1-1  Flare of Creation       [25.5% x 8 = 204.0% Resilience]" calcext:value-type="string">
            <text:p>1-1 <text:s/>Flare of Creation <text:s text:c="6"/>[25.5% x 8 = 204.0% Resilience]</text:p>
          </table:table-cell>
          <table:table-cell table:number-columns-repeated="3"/>
          <table:table-cell table:formula="of:=IF([.B43]&gt;40; 3; IF([.B43]&gt;20; 2; 1))" office:value-type="float" office:value="1" calcext:value-type="float">
            <text:p>1</text:p>
          </table:table-cell>
          <table:table-cell/>
          <table:table-cell table:formula="of:=IF([.E103]=3;[.B43]-40;IF([.E103]=2;[.B43]-20;[.B43]))" office:value-type="float" office:value="1" calcext:value-type="float">
            <text:p>1</text:p>
          </table:table-cell>
          <table:table-cell table:formula="of:=IF([.G103]&lt;10; 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H43];&quot;#,##0.0%&quot;); &quot; x &quot;; [.G43]; &quot; = &quot;; TEXT([.I43];&quot;#,##0.0%&quot;))" office:value-type="string" office:string-value="25.5% x 8 = 204.0%" calcext:value-type="string">
            <text:p>25.5% x 8 = 204.0%</text:p>
          </table:table-cell>
          <table:table-cell office:value-type="string" calcext:value-type="string">
            <text:p><text:s/>Resilience]</text:p>
          </table:table-cell>
          <table:table-cell table:number-columns-repeated="1013"/>
        </table:table-row>
        <table:table-row table:style-name="ro1">
          <table:table-cell table:formula="of:=COM.MICROSOFT.CONCAT([.E104]; &quot;-&quot;; [.G104]; [.H104]; [.A44]; [.I104]; [.J104]; [.K104]; [.L104];[.M104];[.N104];[.O104] )" office:value-type="string" office:string-value="1-1  Displacement" calcext:value-type="string">
            <text:p>1-1 <text:s/>Displacement</text:p>
          </table:table-cell>
          <table:table-cell table:number-columns-repeated="3"/>
          <table:table-cell table:formula="of:=IF([.B44]&gt;40; 3; IF([.B44]&gt;20; 2; 1))" office:value-type="float" office:value="1" calcext:value-type="float">
            <text:p>1</text:p>
          </table:table-cell>
          <table:table-cell/>
          <table:table-cell table:formula="of:=IF([.E104]=3;[.B44]-40;IF([.E104]=2;[.B44]-20;[.B44]))" office:value-type="float" office:value="1" calcext:value-type="float">
            <text:p>1</text:p>
          </table:table-cell>
          <table:table-cell table:formula="of:=IF([.G104]&lt;10; &quot;  &quot;; &quot; &quot;)" office:value-type="string" office:string-value="  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table:formula="of:=COM.MICROSOFT.CONCAT([.E105]; &quot;-&quot;; [.G105]; [.H105]; [.A45]; [.I105]; [.J105]; [.K105]; [.L105];[.M105];[.N105];[.O105] )" office:value-type="string" office:string-value="1-1  Space Shift" calcext:value-type="string">
            <text:p>1-1 <text:s/>Space Shift</text:p>
          </table:table-cell>
          <table:table-cell table:number-columns-repeated="3"/>
          <table:table-cell table:formula="of:=IF([.B45]&gt;40; 3; IF([.B45]&gt;20; 2; 1))" office:value-type="float" office:value="1" calcext:value-type="float">
            <text:p>1</text:p>
          </table:table-cell>
          <table:table-cell/>
          <table:table-cell table:formula="of:=IF([.E105]=3;[.B45]-40;IF([.E105]=2;[.B45]-20;[.B45]))" office:value-type="float" office:value="1" calcext:value-type="float">
            <text:p>1</text:p>
          </table:table-cell>
          <table:table-cell table:formula="of:=IF([.G105]&lt;10; &quot;  &quot;; &quot; &quot;)" office:value-type="string" office:string-value="  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table:formula="of:=COM.MICROSOFT.CONCAT([.E106]; &quot;-&quot;; [.G106]; [.H106]; [.A46]; [.I106]; [.J106]; [.K106]; [.L106];[.M106];[.N106];[.O106] )" office:value-type="string" office:string-value="1-1  Body of the Valkyrie    [15.5% x 9 = 139.5% Resilience, 5.1% x 9 = 45.9% Physical Resistance, 5.0% x 9 = 45.9% Magic Resistance]" calcext:value-type="string">
            <text:p>1-1 <text:s/>Body of the Valkyrie <text:s text:c="3"/>[15.5% x 9 = 139.5% Resilience, 5.1% x 9 = 45.9% Physical Resistance, 5.0% x 9 = 45.9% Magic Resistance]</text:p>
          </table:table-cell>
          <table:table-cell table:number-columns-repeated="3"/>
          <table:table-cell table:formula="of:=IF([.B46]&gt;40; 3; IF([.B46]&gt;20; 2; 1))" office:value-type="float" office:value="1" calcext:value-type="float">
            <text:p>1</text:p>
          </table:table-cell>
          <table:table-cell/>
          <table:table-cell table:formula="of:=IF([.E106]=3;[.B46]-40;IF([.E106]=2;[.B46]-20;[.B46]))" office:value-type="float" office:value="1" calcext:value-type="float">
            <text:p>1</text:p>
          </table:table-cell>
          <table:table-cell table:formula="of:=IF([.G106]&lt;10; 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 text:c="4"/>[</text:p>
          </table:table-cell>
          <table:table-cell table:formula="of:=COM.MICROSOFT.CONCAT(TEXT([.H46];&quot;#,##0.0%&quot;); &quot; x &quot;; [.G46]; &quot; = &quot;; TEXT([.I46];&quot;#,##0.0%&quot;))" office:value-type="string" office:string-value="15.5% x 9 = 139.5%" calcext:value-type="string">
            <text:p>15.5% x 9 = 139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H13];&quot;#,##0.0%&quot;); &quot; x &quot;; [.G46]; &quot; = &quot;; TEXT([.AJ46];&quot;#,##0.0%&quot;))" office:value-type="string" office:string-value="5.1% x 9 = 45.9%" calcext:value-type="string">
            <text:p>5.1% x 9 = 45.9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E46];&quot;#,##0.0%&quot;); &quot; x &quot;; [.G46]; &quot; = &quot;; TEXT([.AG46];&quot;#,##0.0%&quot;))" office:value-type="string" office:string-value="5.0% x 9 = 45.9%" calcext:value-type="string">
            <text:p>5.0% x 9 = 45.9%</text:p>
          </table:table-cell>
          <table:table-cell office:value-type="string" calcext:value-type="string">
            <text:p><text:s/>Magic Resistance]</text:p>
          </table:table-cell>
          <table:table-cell table:number-columns-repeated="1009"/>
        </table:table-row>
        <table:table-row table:style-name="ro1">
          <table:table-cell table:formula="of:=COM.MICROSOFT.CONCAT([.E107]; &quot;-&quot;; [.G107]; [.H107]; [.A47]; [.I107]; [.J107]; [.K107]; [.L107];[.M107];[.N107];[.O107] )" office:value-type="string" office:string-value="1-1  Lull of Battle" calcext:value-type="string">
            <text:p>1-1 <text:s/>Lull of Battle</text:p>
          </table:table-cell>
          <table:table-cell table:number-columns-repeated="3"/>
          <table:table-cell table:formula="of:=IF([.B47]&gt;40; 3; IF([.B47]&gt;20; 2; 1))" office:value-type="float" office:value="1" calcext:value-type="float">
            <text:p>1</text:p>
          </table:table-cell>
          <table:table-cell/>
          <table:table-cell table:formula="of:=IF([.E107]=3;[.B47]-40;IF([.E107]=2;[.B47]-20;[.B47]))" office:value-type="float" office:value="1" calcext:value-type="float">
            <text:p>1</text:p>
          </table:table-cell>
          <table:table-cell table:formula="of:=IF([.G107]&lt;10; &quot;  &quot;; &quot; &quot;)" office:value-type="string" office:string-value="  " calcext:value-type="string">
            <text:p><text:s text:c="2"/></text:p>
          </table:table-cell>
          <table:table-cell table:number-columns-repeated="1016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0:47:33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6T23:32:56.765000000</dc:date>
    <meta:generator>LibreOffice/7.0.5.2$Windows_X86_64 LibreOffice_project/64390860c6cd0aca4beafafcfd84613dd9dfb63a</meta:generator>
    <meta:editing-duration>PT5H46M29S</meta:editing-duration>
    <meta:editing-cycles>48</meta:editing-cycles>
    <meta:document-statistic meta:table-count="1" meta:cell-count="517" meta:object-count="0"/>
    <meta:user-defined meta:name="AppVersion">16.0300</meta:user-defined>
  </office:meta>
</office:document-meta>
</file>